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4" style:family="table" style:master-page-name="Standard">
      <style:table-properties style:width="16.237cm" fo:margin-left="-0.191cm" fo:margin-right="-0.125cm" fo:margin-top="0cm" fo:margin-bottom="0cm" style:page-number="auto" table:align="margins" style:writing-mode="lr-tb"/>
    </style:style>
    <style:style style:name="표4.A" style:family="table-column">
      <style:table-column-properties style:column-width="16.237cm" style:rel-column-width="65535*"/>
    </style:style>
    <style:style style:name="표4.1" style:family="table-row">
      <style:table-row-properties style:keep-together="true" fo:keep-together="auto"/>
    </style:style>
    <style:style style:name="표4.A1" style:family="table-cell">
      <style:table-cell-properties fo:padding-left="0.191cm" fo:padding-right="0.191cm" fo:padding-top="0cm" fo:padding-bottom="0cm" fo:border="0.018cm solid #00000a"/>
    </style:style>
    <style:style style:name="표1" style:family="table">
      <style:table-properties style:width="15.863cm" fo:margin-left="0cm" fo:margin-top="0cm" fo:margin-bottom="0cm" table:align="left" style:writing-mode="lr-tb"/>
    </style:style>
    <style:style style:name="표1.A" style:family="table-column">
      <style:table-column-properties style:column-width="4.24cm"/>
    </style:style>
    <style:style style:name="표1.B" style:family="table-column">
      <style:table-column-properties style:column-width="11.622cm"/>
    </style:style>
    <style:style style:name="표1.1" style:family="table-row">
      <style:table-row-properties style:keep-together="true" fo:keep-together="auto"/>
    </style:style>
    <style:style style:name="표1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5" style:family="table-row">
      <style:table-row-properties style:min-row-height="0.219cm" style:keep-together="true" fo:keep-together="auto"/>
    </style:style>
    <style:style style:name="표1.6" style:family="table-row">
      <style:table-row-properties style:min-row-height="0.217cm" style:keep-together="true" fo:keep-together="auto"/>
    </style:style>
    <style:style style:name="표2" style:family="table">
      <style:table-properties style:width="15.863cm" fo:margin-left="0cm" fo:margin-top="0cm" fo:margin-bottom="0cm" table:align="left" style:writing-mode="lr-tb"/>
    </style:style>
    <style:style style:name="표2.A" style:family="table-column">
      <style:table-column-properties style:column-width="4.24cm"/>
    </style:style>
    <style:style style:name="표2.B" style:family="table-column">
      <style:table-column-properties style:column-width="11.622cm"/>
    </style:style>
    <style:style style:name="표2.1" style:family="table-row">
      <style:table-row-properties style:keep-together="true" fo:keep-together="auto"/>
    </style:style>
    <style:style style:name="표2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표2.B2" style:family="table-cell">
      <style:table-cell-properties fo:padding-left="0.191cm" fo:padding-right="0.191cm" fo:padding-top="0cm" fo:padding-bottom="0cm" fo:border="0.018cm solid #00000a"/>
    </style:style>
    <style:style style:name="표3" style:family="table">
      <style:table-properties style:width="15.863cm" fo:margin-left="0cm" fo:margin-top="0cm" fo:margin-bottom="0cm" table:align="left" style:writing-mode="lr-tb"/>
    </style:style>
    <style:style style:name="표3.A" style:family="table-column">
      <style:table-column-properties style:column-width="15.863cm"/>
    </style:style>
    <style:style style:name="표3.1" style:family="table-row">
      <style:table-row-properties style:keep-together="true" fo:keep-together="auto"/>
    </style:style>
    <style:style style:name="표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/>
    </style:style>
    <style:style style:name="P5" style:family="paragraph" style:parent-style-name="Standard">
      <style:text-properties style:font-name="굴림" style:font-name-asian="굴림1" style:language-asian="ko" style:country-asian="KR" style:font-name-complex="굴림1"/>
    </style:style>
    <style:style style:name="P6" style:family="paragraph" style:parent-style-name="Standard">
      <style:paragraph-properties fo:text-align="start" style:justify-single-word="false"/>
      <style:text-properties style:language-asian="ko" style:country-asian="KR"/>
    </style:style>
    <style:style style:name="P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language-asian="ko" style:country-asian="KR"/>
    </style:style>
    <style:style style:name="P8" style:family="paragraph" style:parent-style-name="Standard" style:list-style-name="L4">
      <style:text-properties style:font-name="굴림" style:font-name-asian="굴림1" style:language-asian="ko" style:country-asian="KR" style:font-name-complex="굴림1"/>
    </style:style>
    <style:style style:name="P9" style:family="paragraph" style:parent-style-name="List_20_Paragraph" style:list-style-name="WWNum4">
      <style:paragraph-properties fo:text-align="start" style:justify-single-word="false"/>
    </style:style>
    <style:style style:name="P10" style:family="paragraph" style:parent-style-name="List_20_Paragraph" style:list-style-name="WWNum4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List_20_Paragraph" style:list-style-name="WWNum4">
      <style:paragraph-properties fo:margin-left="0cm" fo:margin-right="0cm" fo:text-align="start" style:justify-single-word="false" fo:text-indent="0cm" style:auto-text-indent="false"/>
      <style:text-properties style:language-asian="ko" style:country-asian="KR"/>
    </style:style>
    <style:style style:name="P12" style:family="paragraph" style:parent-style-name="List_20_Paragraph" style:list-style-name="L1">
      <style:paragraph-properties fo:margin-left="0cm" fo:margin-right="0cm" fo:text-align="start" style:justify-single-word="false" fo:text-indent="0cm" style:auto-text-indent="false"/>
      <style:text-properties style:language-asian="ko" style:country-asian="KR"/>
    </style:style>
    <style:style style:name="P13" style:family="paragraph" style:parent-style-name="List_20_Paragraph" style:list-style-name="L2">
      <style:paragraph-properties fo:margin-left="0cm" fo:margin-right="0cm" fo:text-align="start" style:justify-single-word="false" fo:text-indent="0cm" style:auto-text-indent="false"/>
      <style:text-properties style:language-asian="ko" style:country-asian="KR"/>
    </style:style>
    <style:style style:name="P14" style:family="paragraph" style:parent-style-name="List_20_Paragraph" style:list-style-name="L3">
      <style:paragraph-properties fo:margin-left="0cm" fo:margin-right="0cm" fo:text-align="start" style:justify-single-word="false" fo:text-indent="0cm" style:auto-text-indent="false"/>
      <style:text-properties style:language-asian="ko" style:country-asian="KR"/>
    </style:style>
    <style:style style:name="T1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4" table:style-name="표4">
        <table:table-column table:style-name="표4.A"/>
        <table:table-row table:style-name="표4.1">
          <table:table-cell table:style-name="표4.A1" office:value-type="string">
            <text:p text:style-name="P3">프로젝트 회의록</text:p>
            <text:p text:style-name="P2">1.회의 개요</text:p>
            <table:table table:name="표1" table:style-name="표1">
              <table:table-column table:style-name="표1.A"/>
              <table:table-column table:style-name="표1.B"/>
              <table:table-row table:style-name="표1.1">
                <table:table-cell table:style-name="표1.A1" office:value-type="string">
                  <text:p text:style-name="P4">프로젝트팀명</text:p>
                </table:table-cell>
                <table:table-cell table:style-name="표1.B1" office:value-type="string">
                  <text:p text:style-name="P6">여왕과 노예</text:p>
                </table:table-cell>
              </table:table-row>
              <table:table-row table:style-name="표1.1">
                <table:table-cell table:style-name="표1.A1" office:value-type="string">
                  <text:p text:style-name="P4">팀원</text:p>
                </table:table-cell>
                <table:table-cell table:style-name="표1.B1" office:value-type="string">
                  <text:p text:style-name="P6">김태형, 김재근, 김상훈, 윤한성, 권근영</text:p>
                </table:table-cell>
              </table:table-row>
              <table:table-row table:style-name="표1.1">
                <table:table-cell table:style-name="표1.A1" office:value-type="string">
                  <text:p text:style-name="P4">회의명</text:p>
                </table:table-cell>
                <table:table-cell table:style-name="표1.B1" office:value-type="string">
                  <text:p text:style-name="P6">아이디어 회의</text:p>
                </table:table-cell>
              </table:table-row>
              <table:table-row table:style-name="표1.1">
                <table:table-cell table:style-name="표1.A1" office:value-type="string">
                  <text:p text:style-name="P4">회의일자</text:p>
                </table:table-cell>
                <table:table-cell table:style-name="표1.B1" office:value-type="string">
                  <text:p text:style-name="P2">2018년 1월 17일</text:p>
                </table:table-cell>
              </table:table-row>
              <table:table-row table:style-name="표1.5">
                <table:table-cell table:style-name="표1.A1" office:value-type="string">
                  <text:p text:style-name="P4">참석인</text:p>
                </table:table-cell>
                <table:table-cell table:style-name="표1.B1" office:value-type="string">
                  <text:p text:style-name="P6">전원</text:p>
                </table:table-cell>
              </table:table-row>
              <table:table-row table:style-name="표1.6">
                <table:table-cell table:style-name="표1.A1" office:value-type="string">
                  <text:p text:style-name="P4">기타</text:p>
                </table:table-cell>
                <table:table-cell table:style-name="표1.B1" office:value-type="string">
                  <text:p text:style-name="P2">A<text:span text:style-name="T1">강의실 5시~7시</text:span></text:p>
                </table:table-cell>
              </table:table-row>
            </table:table>
            <text:p text:style-name="P2"><text:line-break/>2.회의내용</text:p>
            <table:table table:name="표2" table:style-name="표2">
              <table:table-column table:style-name="표2.A"/>
              <table:table-column table:style-name="표2.B"/>
              <table:table-row table:style-name="표2.1">
                <table:table-cell table:style-name="표2.A1" office:value-type="string">
                  <text:p text:style-name="P1">제목</text:p>
                </table:table-cell>
                <table:table-cell table:style-name="표2.A1" office:value-type="string">
                  <text:p text:style-name="P1">내용</text:p>
                </table:table-cell>
              </table:table-row>
              <table:table-row table:style-name="표2.1">
                <table:table-cell table:style-name="표2.A1" office:value-type="string">
                  <text:p text:style-name="P1">회의내용</text:p>
                  <text:p text:style-name="P1">및 결과</text:p>
                </table:table-cell>
                <table:table-cell table:style-name="표2.B2" office:value-type="string">
                  <text:list xml:id="list138178645813194637" text:style-name="WWNum4">
                    <text:list-item>
                      <text:p text:style-name="P9">홈피 주제 </text:p>
                    </text:list-item>
                  </text:list>
                  <text:p text:style-name="P5">취업률이 낮고 경제가 어려운 현 상황에 국비 학원이 인기가 나날이 상승하고 있다. 하지만 학원에 관한 정보를 찾는 데에 어려움을 겪는 사람이 많아 서로 정보를 공유하는 사이트를 만들고자 한다.</text:p>
                  <text:list xml:id="list39390384" text:continue-numbering="true" text:style-name="WWNum4">
                    <text:list-item>
                      <text:p text:style-name="P9">사이트 메뉴 및 구성</text:p>
                      <text:p text:style-name="P10">1. <text:span text:style-name="T1">학원 소개</text:span></text:p>
                      <text:p text:style-name="P11"><text:s/>- 학원에 대한 정보, 위치, 소개, 신청 가능한 수강 목록 조회 제공</text:p>
                    </text:list-item>
                  </text:list>
                  <text:p text:style-name="P7"><text:s/>- 지도 이용 길 찾기 기능</text:p>
                  <text:list xml:id="list6025982718611720369" text:style-name="L1">
                    <text:list-header>
                      <text:p text:style-name="P12"><text:s/>- 수강 신청 시 할인 쿠폰 적용 기능</text:p>
                      <text:p text:style-name="P12"><text:s/>- 추천수를 통한 학원 순위 표시<text:line-break/>2. 정보 교류 게시판</text:p>
                      <text:p text:style-name="P12"><text:s/>- 학원에 대한 수강평(후기) 및 정보 교류 게시판</text:p>
                    </text:list-header>
                  </text:list>
                  <text:list xml:id="list5106000229287681967" text:style-name="L2">
                    <text:list-header>
                      <text:p text:style-name="P13">3. 강사진 소개</text:p>
                      <text:p text:style-name="P13"><text:s/>- 참여 강사에 대한 정보 검색 및 조회</text:p>
                      <text:p text:style-name="P13"><text:s/>- 해당 강사의 미리 보기 강좌 다운로드</text:p>
                      <text:p text:style-name="P13">4. 스터디 그룹 모집 게시판</text:p>
                    </text:list-header>
                  </text:list>
                  <text:list xml:id="list1579313017035998782" text:style-name="L3">
                    <text:list-header>
                      <text:p text:style-name="P14">5. 마이페이지</text:p>
                      <text:p text:style-name="P14"><text:s/>- 로그인, 회원 가입, 회원정보 수정, 비밀번호 변경, 회원 탈퇴</text:p>
                      <text:p text:style-name="P14"><text:s/>- 내가 찜한 강의에서 강의 별 비교</text:p>
                      <text:p text:style-name="P14"><text:s text:c="4"/>(정보 교류 게시판의 글을 토대로 비교(평점 등))</text:p>
                    </text:list-header>
                  </text:list>
                  <text:list xml:id="list39409110" text:continue-list="list5106000229287681967" text:style-name="L2">
                    <text:list-header>
                      <text:p text:style-name="P13"><text:s/>(참고 : <text:a xlink:type="simple" xlink:href="http://www.traveluniversity.camp/" text:style-name="Internet_20_link" text:visited-style-name="Visited_20_Internet_20_Link">http://www.traveluniversity.camp</text:a>)</text:p>
                    </text:list-header>
                  </text:list>
                  <text:list xml:id="list7967215768032516708" text:style-name="L4">
                    <text:list-item>
                      <text:list>
                        <text:list-item>
                          <text:p text:style-name="P8">역할 분담</text:p>
                        </text:list-item>
                      </text:list>
                    </text:list-item>
                  </text:list>
                  <text:p text:style-name="P5">김태형 : 학원 소개, 마이페이지</text:p>
                  <text:p text:style-name="P5">김재근 : 정보 교류 게시판</text:p>
                  <text:p text:style-name="P5">김상훈 : 스터디 그룹 모집 게시판</text:p>
                  <text:p text:style-name="P5">윤한성 : 강사진 소개</text:p>
                  <text:p text:style-name="P5">권근영 : 학원 소개, 마이페이지</text:p>
                </table:table-cell>
              </table:table-row>
            </table:table>
            <text:p text:style-name="P2"><text:line-break/>3.강사의견</text:p>
            <table:table table:name="표3" table:style-name="표3">
              <table:table-column table:style-name="표3.A"/>
              <table:table-row table:style-name="표3.1">
                <table:table-cell table:style-name="표3.A1" office:value-type="string">
                  <text:p text:style-name="P2"/>
                  <text:p text:style-name="P2"/>
                  <text:p text:style-name="P6"><text:soft-page-break/>++스터디그룹 모집 방법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김용만</meta:initial-creator>
    <meta:editing-cycles>25</meta:editing-cycles>
    <meta:creation-date>2017-12-06T15:22:00</meta:creation-date>
    <dc:date>2018-01-30T19:20:32.84</dc:date>
    <meta:editing-duration>PT8H42M17S</meta:editing-duration>
    <meta:generator>OpenOffice/4.1.3$Win32 OpenOffice.org_project/413m1$Build-9783</meta:generator>
    <meta:document-statistic meta:table-count="4" meta:image-count="0" meta:object-count="0" meta:page-count="2" meta:paragraph-count="45" meta:word-count="491" meta:character-count="708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